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090000000DF2B8AEE92.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width="0.051cm" svg:stroke-color="#666666" draw:marker-start-width="0.276cm" draw:marker-end-width="0.276cm" draw:fill="none"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stroke="none" svg:stroke-width="0.051cm"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949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949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949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objectwithoutfill">
      <style:graphic-properties svg:stroke-width="0.051cm" svg:stroke-color="#666666" draw:marker-start-width="0.276cm" draw:marker-end="Arrow" draw:marker-end-width="0.376cm" draw:fill="none" draw:textarea-vertical-align="middle" fo:padding-top="0.15cm" fo:padding-bottom="0.15cm" fo:padding-left="0.275cm" fo:padding-right="0.275cm"/>
    </style:style>
    <style:style style:name="gr10" style:family="graphic" style:parent-style-name="standard">
      <style:graphic-properties draw:stroke="solid" svg:stroke-width="0.051cm" svg:stroke-color="#666666" draw:marker-start-width="0.276cm" draw:marker-end="Arrowheads_20_1" draw:marker-end-width="0.276cm" draw:fill="none" draw:textarea-horizontal-align="justify" draw:textarea-vertical-align="middle" draw:auto-grow-height="false" fo:min-height="0.678cm" fo:min-width="0.696cm" fo:padding-top="0.15cm" fo:padding-bottom="0.15cm" fo:padding-left="0.275cm" fo:padding-right="0.275cm"/>
    </style:style>
    <style:style style:name="gr11" style:family="graphic" style:parent-style-name="standard">
      <style:graphic-properties draw:stroke="solid" svg:stroke-width="0.051cm" svg:stroke-color="#666666" draw:marker-start-width="0.276cm" draw:marker-end-width="0.276cm" draw:fill="none" draw:textarea-horizontal-align="justify" draw:textarea-vertical-align="middle" draw:auto-grow-height="false" fo:min-height="0.754cm" fo:min-width="2.152cm" fo:padding-top="0.15cm" fo:padding-bottom="0.15cm" fo:padding-left="0.275cm" fo:padding-right="0.275cm"/>
    </style:style>
    <style:style style:name="P1" style:family="paragraph">
      <style:paragraph-properties fo:text-align="center"/>
      <style:text-properties style:font-name="Carlito" fo:font-weight="normal"/>
    </style:style>
    <style:style style:name="P2" style:family="paragraph">
      <style:paragraph-properties fo:text-align="center"/>
      <style:text-properties style:font-name="Carlito" fo:font-size="12pt" fo:font-weight="normal" style:font-size-asian="12pt" style:font-size-complex="12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Carlito"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Micro Hei"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font-name="Carlito" fo:font-weight="normal"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Carlito" fo:font-size="12pt"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2pt" style:font-size-asian="12pt" style:font-size-complex="12pt"/>
    </style:style>
    <style:style style:name="T2" style:family="text">
      <style:text-properties style:use-window-font-color="true" style:text-outline="false" style:text-line-through-style="none" style:text-line-through-type="none" style:text-position="0% 100%" style:font-name="Liberation Sans" fo:font-size="12pt"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2.434cm" svg:height="1.511cm" svg:x="13.866cm" svg:y="10.389cm">
            <text:p text:style-name="P1"><text:span text:style-name="T1">Biblioteca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layer="layout" svg:width="2.816cm" svg:height="1.168cm" svg:x="6.3cm" svg:y="11.3cm">
            <text:p text:style-name="P1"><text:span text:style-name="T1">Compil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818cm" svg:height="2.816cm" svg:x="13.182cm" svg:y="0.784cm">
            <draw:image xlink:href="Pictures/1000000000000090000000DF2B8AEE92.jpg" xlink:type="simple" xlink:show="embed" xlink:actuate="onLoad">
              <text:p/>
            </draw:image>
          </draw:frame>
          <draw:custom-shape draw:style-name="gr1" draw:text-style-name="P2" draw:layer="layout" svg:width="2.816cm" svg:height="1.168cm" svg:x="16.084cm" svg:y="13.932cm">
            <text:p text:style-name="P1"><text:span text:style-name="T1">Vincul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 draw:text-style-name="P4" draw:layer="layout" svg:width="2.403cm" svg:height="1.717cm" svg:x="6.3cm" svg:y="6.28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6" draw:layer="layout" svg:width="2.365cm" svg:height="1.199cm" svg:x="6.368cm" svg:y="6.537cm">
              <draw:text-box>
                <text:p text:style-name="P5"><text:span text:style-name="T2">Programa</text:span><text:span text:style-name="T2"><text:line-break/></text:span><text:span text:style-name="T2">fuente</text:span></text:p>
              </draw:text-box>
            </draw:frame>
          </draw:g>
          <draw:g>
            <draw:custom-shape draw:style-name="gr5" draw:text-style-name="P4" draw:layer="layout" svg:width="2.732cm" svg:height="1.992cm" svg:x="10.602cm" svg:y="13.3cm">
              <text:p/>
              <draw:enhanced-geometry svg:viewBox="0 0 21600 21600" draw:type="rectangle" draw:enhanced-path="M 0 0 L 21600 0 21600 21600 0 21600 0 0 Z N"/>
            </draw:custom-shape>
            <draw:frame draw:style-name="gr6" draw:text-style-name="P6" draw:layer="layout" svg:width="3.738cm" svg:height="1.199cm" svg:x="10.1cm" svg:y="13.721cm">
              <draw:text-box>
                <text:p text:style-name="P5"><text:span text:style-name="T2">Módulo</text:span><text:span text:style-name="T2"><text:line-break/></text:span><text:span text:style-name="T2">objeto</text:span></text:p>
              </draw:text-box>
            </draw:frame>
          </draw:g>
          <draw:g>
            <draw:custom-shape draw:style-name="gr7" draw:text-style-name="P4" draw:layer="layout" svg:width="2.582cm" svg:height="2.06cm" svg:x="18.818cm" svg:y="9.6cm">
              <text:p/>
              <draw:enhanced-geometry svg:viewBox="0 0 21600 21600" draw:type="rectangle" draw:enhanced-path="M 0 0 L 21600 0 21600 21600 0 21600 0 0 Z N"/>
            </draw:custom-shape>
            <draw:frame draw:style-name="gr8" draw:text-style-name="P6" draw:layer="layout" svg:width="2.472cm" svg:height="1.199cm" svg:x="18.873cm" svg:y="10.08cm">
              <draw:text-box>
                <text:p text:style-name="P5"><text:span text:style-name="T2">Programa</text:span><text:span text:style-name="T2"><text:line-break/></text:span><text:span text:style-name="T2">ejecutable</text:span></text:p>
              </draw:text-box>
            </draw:frame>
          </draw:g>
          <draw:custom-shape draw:style-name="gr1" draw:text-style-name="P2" draw:layer="layout" svg:width="2.816cm" svg:height="1.168cm" svg:x="18.784cm" svg:y="6.932cm">
            <text:p text:style-name="P1"><text:span text:style-name="T1">Ejecu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816cm" svg:height="1.099cm" svg:x="8.384cm" svg:y="3.3cm">
            <text:p text:style-name="P1"><text:span text:style-name="T1">Edi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3cm" svg:y1="2.3cm" svg:x2="10.6cm" svg:y2="3.2cm">
            <text:p/>
          </draw:line>
          <draw:line draw:style-name="gr9" draw:text-style-name="P1" draw:layer="layout" svg:x1="9.2cm" svg:y1="4.4cm" svg:x2="8.1cm" svg:y2="6.3cm">
            <text:p/>
          </draw:line>
          <draw:line draw:style-name="gr9" draw:text-style-name="P1" draw:layer="layout" svg:x1="7.5cm" svg:y1="8cm" svg:x2="7.9cm" svg:y2="11.3cm">
            <text:p/>
          </draw:line>
          <draw:line draw:style-name="gr9" draw:text-style-name="P1" draw:layer="layout" svg:x1="8.7cm" svg:y1="12.5cm" svg:x2="10.7cm" svg:y2="14.1cm">
            <text:p/>
          </draw:line>
          <draw:line draw:style-name="gr9" draw:text-style-name="P1" draw:layer="layout" svg:x1="13.3cm" svg:y1="14.5cm" svg:x2="16cm" svg:y2="14.5cm">
            <text:p/>
          </draw:line>
          <draw:line draw:style-name="gr9" draw:text-style-name="P1" draw:layer="layout" svg:x1="18.2cm" svg:y1="13.9cm" svg:x2="20cm" svg:y2="11.6cm">
            <text:p/>
          </draw:line>
          <draw:line draw:style-name="gr9" draw:text-style-name="P1" draw:layer="layout" svg:x1="20.3cm" svg:y1="9.6cm" svg:x2="20.3cm" svg:y2="8.1cm">
            <text:p/>
          </draw:line>
          <draw:line draw:style-name="gr9" draw:text-style-name="P1" draw:layer="layout" svg:x1="20.1cm" svg:y1="6.9cm" svg:x2="19.3cm" svg:y2="5cm">
            <text:p/>
          </draw:line>
          <draw:line draw:style-name="gr9" draw:text-style-name="P1" draw:layer="layout" svg:x1="17.6cm" svg:y1="3.4cm" svg:x2="15cm" svg:y2="2.3cm">
            <text:p/>
          </draw:line>
          <draw:line draw:style-name="gr9" draw:text-style-name="P1" draw:layer="layout" svg:x1="8.5cm" svg:y1="11.3cm" svg:x2="10.8cm" svg:y2="7.9cm">
            <text:p/>
          </draw:line>
          <draw:custom-shape draw:style-name="gr10" draw:text-style-name="P2" draw:layer="layout" svg:width="3.072cm" svg:height="2.421cm" svg:x="10.3cm" svg:y="5.5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9" draw:text-style-name="P1" draw:layer="layout" svg:x1="12.6cm" svg:y1="5.4cm" svg:x2="13.8cm" svg:y2="3.6cm">
            <text:p/>
          </draw:line>
          <draw:line draw:style-name="gr9" draw:text-style-name="P1" draw:layer="layout" svg:x1="15.3cm" svg:y1="11.9cm" svg:x2="16.9cm" svg:y2="13.9cm">
            <text:p/>
          </draw:line>
          <draw:line draw:style-name="gr9" draw:text-style-name="P1" draw:layer="layout" svg:x1="18.9cm" svg:y1="14.5cm" svg:x2="21.2cm" svg:y2="13.5cm">
            <text:p/>
          </draw:line>
          <draw:custom-shape draw:style-name="gr10" draw:text-style-name="P2" draw:layer="layout" svg:width="3.072cm" svg:height="2.421cm" svg:x="21.028cm" svg:y="11.9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2" draw:layer="layout" svg:width="3.072cm" svg:height="2.421cm" svg:x="17.228cm" svg:y="2.9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2" draw:layer="layout" svg:width="2.816cm" svg:height="1.168cm" svg:x="13.4cm" svg:y="7.7cm">
            <text:p text:style-name="P1"><text:span text:style-name="T1">Bibliotecari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5.2cm" svg:y1="10.3cm" svg:x2="15.6cm" svg:y2="8.9cm">
            <text:p/>
          </draw:line>
          <draw:line draw:style-name="gr9" draw:text-style-name="P1" draw:layer="layout" svg:x1="14.3cm" svg:y1="8.9cm" svg:x2="14.8cm" svg:y2="10.3cm">
            <text:p/>
          </draw:line>
          <draw:line draw:style-name="gr9" draw:text-style-name="P1" draw:layer="layout" svg:x1="12cm" svg:y1="13.3cm" svg:x2="13.9cm" svg:y2="9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s_20_1" draw:display-name="Arrowheads 1" svg:viewBox="0 0 1321 3493" svg:d="M1321 3493h-1321l702-3493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15T16:02:34</meta:creation-date>
    <dc:date>2014-12-09T18:02:22.124524780</dc:date>
    <meta:editing-duration>PT55M6S</meta:editing-duration>
    <meta:editing-cycles>10</meta:editing-cycles>
    <meta:generator>LibreOffice/4.3.4.1$Linux_x86 LibreOffice_project/bc356b2f991740509f321d70e4512a6a54c5f243</meta:generator>
    <dc:creator>Eduardo Grosclaude</dc:creator>
    <meta:document-statistic meta:object-count="36"/>
  </office:meta>
</office:document-meta>
</file>